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043cm"/>
    </style:style>
    <style:style style:name="Tabela1.B" style:family="table-column">
      <style:table-column-properties style:column-width="6.505cm"/>
    </style:style>
    <style:style style:name="Tabela1.C" style:family="table-column">
      <style:table-column-properties style:column-width="2.723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officeooo:rsid="0023dc9c" officeooo:paragraph-rsid="0023dc9c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Heading">
      <style:paragraph-properties fo:text-align="start" style:justify-single-word="false"/>
      <style:text-properties officeooo:paragraph-rsid="001eafc5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1eafc5" officeooo:paragraph-rsid="001eafc5"/>
    </style:style>
    <style:style style:name="P6" style:family="paragraph" style:parent-style-name="Title">
      <style:text-properties officeooo:rsid="001eafc5" officeooo:paragraph-rsid="001eafc5"/>
    </style:style>
    <style:style style:name="P7" style:family="paragraph" style:parent-style-name="Text_20_body">
      <style:text-properties fo:font-size="20pt" fo:font-weight="normal" officeooo:rsid="001eafc5" officeooo:paragraph-rsid="001eafc5" style:font-size-asian="20pt" style:font-weight-asian="normal" style:font-size-complex="20pt" style:font-weight-complex="normal"/>
    </style:style>
    <style:style style:name="P8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0" style:family="paragraph" style:parent-style-name="Heading_20_1">
      <style:text-properties fo:color="#000000" loext:opacity="100%" officeooo:rsid="001eafc5" officeooo:paragraph-rsid="001eafc5"/>
    </style:style>
    <style:style style:name="P11" style:family="paragraph" style:parent-style-name="Heading_20_1">
      <style:text-properties fo:color="#000000" loext:opacity="100%"/>
    </style:style>
    <style:style style:name="P12" style:family="paragraph" style:parent-style-name="Heading_20_1">
      <style:text-properties fo:color="#000000" loext:opacity="100%" officeooo:paragraph-rsid="001eafc5"/>
    </style:style>
    <style:style style:name="P13" style:family="paragraph" style:parent-style-name="Heading_20_1">
      <style:text-properties officeooo:rsid="0023dc9c" officeooo:paragraph-rsid="0023dc9c"/>
    </style:style>
    <style:style style:name="P14" style:family="paragraph" style:parent-style-name="Heading_20_2">
      <style:text-properties fo:color="#000000" loext:opacity="100%" officeooo:rsid="00200e86" officeooo:paragraph-rsid="00200e86"/>
    </style:style>
    <style:style style:name="P15" style:family="paragraph" style:parent-style-name="Heading_20_2">
      <style:text-properties officeooo:rsid="0023dc9c" officeooo:paragraph-rsid="0023dc9c"/>
    </style:style>
    <style:style style:name="P16" style:family="paragraph" style:parent-style-name="Text_20_body">
      <style:text-properties officeooo:paragraph-rsid="00200e86"/>
    </style:style>
    <style:style style:name="P17" style:family="paragraph" style:parent-style-name="Text_20_body">
      <style:text-properties fo:color="#7b7b7b" loext:opacity="100%" fo:font-style="italic" officeooo:rsid="00200e86" officeooo:paragraph-rsid="00200e86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P18" style:family="paragraph" style:parent-style-name="Standard">
      <style:paragraph-properties fo:margin-left="2.498cm"/>
      <style:text-properties officeooo:paragraph-rsid="00200e86"/>
    </style:style>
    <style:style style:name="P19" style:family="paragraph" style:parent-style-name="Heading_20_2">
      <style:text-properties officeooo:paragraph-rsid="001eafc5"/>
    </style:style>
    <style:style style:name="T1" style:family="text">
      <style:text-properties officeooo:rsid="001eafc5"/>
    </style:style>
    <style:style style:name="T2" style:family="text">
      <style:text-properties officeooo:rsid="0023dc9c"/>
    </style:style>
    <style:style style:name="T3" style:family="text">
      <style:text-properties officeooo:rsid="0021f585"/>
    </style:style>
    <style:style style:name="T4" style:family="text">
      <style:text-properties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color="#7b7b7b" loext:opacity="100%" fo:font-size="12pt" fo:font-style="italic" style:font-size-asian="12pt" style:font-style-asian="italic" style:font-size-complex="12pt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T6" style:family="text">
      <style:text-properties fo:color="#7b7b7b" loext:opacity="100%" fo:font-style="italic" style:font-style-asian="italic" style:font-style-complex="italic">
        <loext:char-complex-color loext:theme-type="accent3" loext:color-type="theme">
          <loext:transformation loext:type="shade" loext:value="2509"/>
        </loext:char-complex-color>
      </style:text-properties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 table:number-columns-repeated="2"/>
        <table:table-header-rows>
          <table:table-row>
            <table:table-cell table:style-name="Tabela1.A1" office:value-type="string">
              <text:p text:style-name="Table_20_Heading"><text:span text:style-name="Strong_20_Emphasis">Typ dokumentu:</text:span></text:p>
              <text:p text:style-name="P1">Opis Wersji Systemu</text:p>
            </table:table-cell>
            <table:table-cell table:style-name="Tabela1.A1" office:value-type="string">
              <text:p text:style-name="P2"><text:span text:style-name="Strong_20_Emphasis">Nazwa pliku:</text:span></text:p>
              <text:p text:style-name="P3"><text:span text:style-name="Strong_20_Emphasis"><text:span text:style-name="T1">szablon_</text:span></text:span><text:span text:style-name="Strong_20_Emphasis"><text:span text:style-name="T2">opis_wesji_systemu_</text:span></text:span><text:span text:style-name="Strong_20_Emphasis"><text:span text:style-name="T1">v1</text:span></text:span></text:p>
            </table:table-cell>
            <table:table-cell table:style-name="Tabela1.A1" office:value-type="string">
              <text:p text:style-name="P2"><text:span text:style-name="Strong_20_Emphasis">Data:</text:span></text:p>
              <text:p text:style-name="P4"><text:span text:style-name="T3">1</text:span><text:span text:style-name="T2">0</text:span>.0<text:span text:style-name="T3">5</text:span>.2025</text:p>
            </table:table-cell>
            <table:table-cell table:style-name="Tabela1.A1" office:value-type="string">
              <text:p text:style-name="P3"><text:span text:style-name="Strong_20_Emphasis"><text:span text:style-name="T1">Wersja</text:span></text:span><text:span text:style-name="Strong_20_Emphasis">:</text:span></text:p>
              <text:p text:style-name="P5">0.1</text:p>
            </table:table-cell>
          </table:table-row>
        </table:table-header-rows>
        <table:table-row>
          <table:table-cell table:style-name="Tabela1.A1" office:value-type="string">
            <text:p text:style-name="Table_20_Contents"><text:span text:style-name="Strong_20_Emphasis">Projekt: &lt;</text:span><text:span text:style-name="Strong_20_Emphasis"><text:span text:style-name="T1">Nazwa projeku&gt;</text:span></text:span></text:p>
          </table:table-cell>
          <table:table-cell table:style-name="Tabela1.A1" table:number-columns-spanned="3" office:value-type="string">
            <text:p text:style-name="Table_20_Contents"><text:span text:style-name="Strong_20_Emphasis">Dotyczy: &lt;</text:span><text:span text:style-name="Strong_20_Emphasis"><text:span text:style-name="T1">Nazwa Systemu&gt;</text:span></text:span>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pan text:style-name="T2">Opis wersji systemu</text:span><text:line-break/><text:span text:style-name="T4">&lt;Nazwa Projektu&gt;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 text:protected="true">
            <text:p text:style-name="Contents_20_Heading"><text:soft-page-break/>Spis treści</text:p>
          </text:index-title>
          <text:p text:style-name="P8"><text:a xlink:type="simple" xlink:href="#__RefHeading___Toc15431_1148864075" text:style-name="Index_20_Link" text:visited-style-name="Index_20_Link">1 Wstęp<text:tab/>3</text:a></text:p>
          <text:p text:style-name="P8"><text:a xlink:type="simple" xlink:href="#__RefHeading___Toc15433_1148864075" text:style-name="Index_20_Link" text:visited-style-name="Index_20_Link">2 Informacje o wersji/edycji aplikacji<text:tab/>3</text:a></text:p>
          <text:p text:style-name="P8"><text:a xlink:type="simple" xlink:href="#__RefHeading___Toc15435_1148864075" text:style-name="Index_20_Link" text:visited-style-name="Index_20_Link">3 Charakterystyka komponentów/pakietów<text:tab/>3</text:a></text:p>
          <text:p text:style-name="P8"><text:a xlink:type="simple" xlink:href="#__RefHeading___Toc15437_1148864075" text:style-name="Index_20_Link" text:visited-style-name="Index_20_Link">4 Lista pakietów aplikacji<text:tab/>3</text:a></text:p>
          <text:p text:style-name="P8"><text:a xlink:type="simple" xlink:href="#__RefHeading___Toc15439_1148864075" text:style-name="Index_20_Link" text:visited-style-name="Index_20_Link">5 Diagram instalacji UML aplikacji<text:tab/>3</text:a></text:p>
          <text:p text:style-name="P8"><text:a xlink:type="simple" xlink:href="#__RefHeading___Toc15441_1148864075" text:style-name="Index_20_Link" text:visited-style-name="Index_20_Link">6 Zmiany od poprzedniej wersji<text:tab/>3</text:a></text:p>
          <text:p text:style-name="P8"><text:a xlink:type="simple" xlink:href="#__RefHeading___Toc15443_1148864075" text:style-name="Index_20_Link" text:visited-style-name="Index_20_Link">7 Konfiguracja środowiska przed instalacją<text:tab/>3</text:a></text:p>
          <text:p text:style-name="P8"><text:a xlink:type="simple" xlink:href="#__RefHeading___Toc15445_1148864075" text:style-name="Index_20_Link" text:visited-style-name="Index_20_Link">8 Instrukcja instalacji<text:tab/>3</text:a></text:p>
          <text:p text:style-name="P8"><text:a xlink:type="simple" xlink:href="#__RefHeading___Toc15447_1148864075" text:style-name="Index_20_Link" text:visited-style-name="Index_20_Link">9 Błędy i problemy<text:tab/>3</text:a></text:p>
          <text:p text:style-name="P8"><text:a xlink:type="simple" xlink:href="#__RefHeading___Toc15449_1148864075" text:style-name="Index_20_Link" text:visited-style-name="Index_20_Link">10 Pakiety<text:tab/>3</text:a></text:p>
          <text:p text:style-name="P9"><text:a xlink:type="simple" xlink:href="#__RefHeading___Toc15451_1148864075" text:style-name="Index_20_Link" text:visited-style-name="Index_20_Link">10.1 Pakiet &lt;nazwa-pakietu&gt;<text:tab/>3</text:a></text:p>
          <text:p text:style-name="P9"><text:a xlink:type="simple" xlink:href="#__RefHeading___Toc15453_1148864075" text:style-name="Index_20_Link" text:visited-style-name="Index_20_Link">10.2 Lista plików<text:tab/>3</text:a></text:p>
          <text:p text:style-name="P8"><text:a xlink:type="simple" xlink:href="#__RefHeading___Toc15457_1148864075" text:style-name="Index_20_Link" text:visited-style-name="Index_20_Link">11 Specyfikacja unit testów<text:tab/>3</text:a></text:p>
          <text:p text:style-name="P9"><text:a xlink:type="simple" xlink:href="#__RefHeading___Toc22787_1148864075" text:style-name="Index_20_Link" text:visited-style-name="Index_20_Link">11.1 Lista wykonanych test case’ów<text:tab/>3</text:a></text:p>
          <text:p text:style-name="P9"><text:a xlink:type="simple" xlink:href="#__RefHeading___Toc22789_1148864075" text:style-name="Index_20_Link" text:visited-style-name="Index_20_Link">11.2 Raporty błędów<text:tab/>3</text:a></text:p>
        </text:index-body>
      </text:table-of-conten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0" text:outline-level="1" text:is-list-header="true"><text:soft-page-break/></text:h>
      <text:h text:style-name="P10" text:outline-level="1"><text:bookmark-start text:name="__RefHeading___Toc15431_1148864075"/>Wstęp<text:bookmark-end text:name="__RefHeading___Toc15431_1148864075"/></text:h>
      <text:h text:style-name="P10" text:outline-level="1"><text:bookmark-start text:name="__RefHeading___Toc15433_1148864075"/>Informacje o wersji/edycji aplikacji<text:bookmark-end text:name="__RefHeading___Toc15433_1148864075"/></text:h>
      <text:h text:style-name="P11" text:outline-level="1"><text:bookmark-start text:name="__RefHeading___Toc15435_1148864075"/>Charakterystyka komponentów/pakietów<text:bookmark-end text:name="__RefHeading___Toc15435_1148864075"/></text:h>
      <text:h text:style-name="P12" text:outline-level="1"><text:bookmark-start text:name="__RefHeading___Toc15437_1148864075"/>Lista pakietów aplikacji<text:bookmark-end text:name="__RefHeading___Toc15437_1148864075"/></text:h>
      <text:h text:style-name="P12" text:outline-level="1"><text:bookmark-start text:name="__RefHeading___Toc15439_1148864075"/>Diagram instalacji UML aplikacji<text:bookmark-end text:name="__RefHeading___Toc15439_1148864075"/></text:h>
      <text:h text:style-name="Heading_20_1" text:outline-level="1"><text:bookmark-start text:name="__RefHeading___Toc15441_1148864075"/>Zmiany od poprzedniej wersji<text:bookmark-end text:name="__RefHeading___Toc15441_1148864075"/></text:h>
      <text:h text:style-name="Heading_20_1" text:outline-level="1"><text:bookmark-start text:name="__RefHeading___Toc15443_1148864075"/>Konfiguracja środowiska przed instalacją<text:bookmark-end text:name="__RefHeading___Toc15443_1148864075"/></text:h>
      <text:h text:style-name="Heading_20_1" text:outline-level="1"><text:bookmark-start text:name="__RefHeading___Toc15445_1148864075"/>Instrukcja instalacji<text:bookmark-end text:name="__RefHeading___Toc15445_1148864075"/></text:h>
      <text:h text:style-name="P13" text:outline-level="1"><text:bookmark-start text:name="__RefHeading___Toc15447_1148864075"/>Błędy i problemy<text:bookmark-end text:name="__RefHeading___Toc15447_1148864075"/></text:h>
      <text:h text:style-name="Heading_20_1" text:outline-level="1"><text:bookmark-start text:name="__RefHeading___Toc15449_1148864075"/>Pakiety<text:bookmark-end text:name="__RefHeading___Toc15449_1148864075"/></text:h>
      <text:h text:style-name="Heading_20_2" text:outline-level="2"><text:bookmark-start text:name="__RefHeading___Toc15451_1148864075"/>Pakiet &lt;nazwa-pakietu&gt;<text:bookmark-end text:name="__RefHeading___Toc15451_1148864075"/></text:h>
      <text:h text:style-name="P14" text:outline-level="2"><text:bookmark-start text:name="__RefHeading___Toc15453_1148864075"/>Lista plików<text:bookmark-end text:name="__RefHeading___Toc15453_1148864075"/></text:h>
      <text:h text:style-name="Heading_20_1" text:outline-level="1"><text:bookmark-start text:name="__RefHeading___Toc15457_1148864075"/>Specyfikacja unit testów<text:bookmark-end text:name="__RefHeading___Toc15457_1148864075"/></text:h>
      <text:h text:style-name="Heading_20_2" text:outline-level="2"><text:bookmark-start text:name="__RefHeading___Toc22787_1148864075"/>Lista wykonanych test case’ów<text:bookmark-end text:name="__RefHeading___Toc22787_1148864075"/></text:h>
      <text:h text:style-name="P15" text:outline-level="2"><text:bookmark-start text:name="__RefHeading___Toc22789_1148864075"/>Raporty błędów<text:bookmark-end text:name="__RefHeading___Toc22789_1148864075"/></text:h>
      <text:p text:style-name="P16"><text:span text:style-name="T5"/></text:p>
      <text:p text:style-name="P17"/>
      <text:p text:style-name="P18" loext:marker-style-name="T6"><text:span text:style-name="T6"/></text:p>
      <text:h text:style-name="P19" text:outline-level="2" text:is-list-header="true"><text:span text:style-name="T5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space" fo:text-indent="-2cm" fo:margin-left="2cm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12T11:36:21.303154400</meta:creation-date>
    <dc:date>2025-07-13T11:52:31.861184000</dc:date>
    <meta:editing-duration>PT29M23S</meta:editing-duration>
    <meta:editing-cycles>5</meta:editing-cycles>
    <meta:generator>LibreOffice/25.2.4.3$Windows_X86_64 LibreOffice_project/33e196637044ead23f5c3226cde09b47731f7e27</meta:generator>
    <meta:document-statistic meta:table-count="1" meta:image-count="0" meta:object-count="0" meta:page-count="3" meta:paragraph-count="42" meta:word-count="152" meta:character-count="989" meta:non-whitespace-character-count="894"/>
  </office:meta>
</office:document-meta>
</file>